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96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782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4" style:family="text">
      <style:text-properties fo:color="#800000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5.842cm" svg:y="1.524cm">
          <text:p text:style-name="P1"><text:span text:style-name="T1">Tier 2</text:span></text:p>
          <text:p text:style-name="P1"><text:span text:style-name="T2">C1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11.811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921cm" svg:y1="1.968cm" svg:x2="5.842cm" svg:y2="1.968cm" draw:start-shape="id1" draw:start-glue-point="1" draw:end-shape="id2" draw:end-glue-point="3" svg:d="M2921 1968h2921" svg:viewBox="0 0 2922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6" draw:layer="layout" draw:type="line" svg:x1="8.763cm" svg:y1="1.968cm" svg:x2="11.811cm" svg:y2="1.968cm" draw:start-shape="id2" draw:end-shape="id3" draw:end-glue-point="3" svg:d="M8763 1968h3048" svg:viewBox="0 0 3049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2.921cm" svg:y1="1.968cm" svg:x2="5.842cm" svg:y2="1.968cm" draw:start-shape="id1" draw:start-glue-point="1" draw:end-shape="id2" draw:end-glue-point="3" svg:d="M2921 1968h2921" svg:viewBox="0 0 2922 1">
          <text:p/>
        </draw:connector>
        <draw:connector draw:style-name="gr5" draw:text-style-name="P7" draw:layer="layout" draw:type="line" svg:x1="8.763cm" svg:y1="1.968cm" svg:x2="11.811cm" svg:y2="1.968cm" draw:start-shape="id2" draw:start-glue-point="1" draw:end-shape="id3" draw:end-glue-point="3" svg:d="M8763 1968h3048" svg:viewBox="0 0 3049 1">
          <text:p/>
        </draw:connector>
        <draw:connector draw:style-name="gr6" draw:text-style-name="P6" draw:layer="layout" svg:x1="1.46cm" svg:y1="2.413cm" svg:x2="13.271cm" svg:y2="2.413cm" draw:start-shape="id1" draw:start-glue-point="2" draw:end-shape="id3" svg:d="M1460 2413v512h11811v-512" svg:viewBox="0 0 11812 513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0: </text:span><text:span text:style-name="T4">lowered</text:span><text:span text:style-name="T3"> thresholds</text:span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1: standard thresholds</text:span></text:p>
        </draw:connector>
        <draw:frame draw:style-name="gr7" draw:text-style-name="P8" draw:layer="layout" svg:width="3.863cm" svg:height="0.526cm" svg:x="-0.151cm" svg:y="0.871cm">
          <draw:text-box>
            <text:p><text:span text:style-name="T5">(a) cached profile is from C2:</text:span></text:p>
          </draw:text-box>
        </draw:frame>
        <draw:custom-shape draw:style-name="gr8" draw:text-style-name="P2" xml:id="id4" draw:id="id4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921cm" svg:height="0.889cm" svg:x="5.842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889cm" svg:x="11.811cm" svg:y="4.191cm">
          <text:p text:style-name="P1"><text:span text:style-name="T1">Tier 4</text:span></text:p>
          <text:p text:style-name="P1"><text:span text:style-name="T2">C2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draw:type="line" svg:x1="2.921cm" svg:y1="4.631cm" svg:x2="5.842cm" svg:y2="4.635cm" draw:start-shape="id4" draw:start-glue-point="1" draw:end-shape="id5" draw:end-glue-point="3" svg:d="M2921 4631l2921 4" svg:viewBox="0 0 2922 5"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3"/></text:p>
          <text:p text:style-name="P5"><text:span text:style-name="T3"/></text:p>
          <text:p text:style-name="P5"><text:span text:style-name="T3">mode2: standard thresholds </text:span></text:p>
          <text:p text:style-name="P5"><text:span text:style-name="T3"/></text:p>
          <text:p text:style-name="P5"><text:span text:style-name="T3"/></text:p>
          <text:p text:style-name="P5"><text:span text:style-name="T3">mode0: </text:span><text:span text:style-name="T4">lowered</text:span><text:span text:style-name="T3">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</draw:connector>
        <draw:connector draw:style-name="gr5" draw:text-style-name="P7" draw:layer="layout" draw:type="line" svg:x1="2.921cm" svg:y1="4.631cm" svg:x2="5.842cm" svg:y2="4.635cm" draw:start-shape="id4" draw:start-glue-point="1" draw:end-shape="id5" draw:end-glue-point="3" svg:d="M2921 4631l2921 4" svg:viewBox="0 0 2922 5">
          <text:p/>
        </draw:connector>
        <draw:frame draw:style-name="gr9" draw:text-style-name="P8" draw:layer="layout" svg:width="3.796cm" svg:height="0.526cm" svg:x="-0.127cm" svg:y="3.534cm">
          <draw:text-box>
            <text:p><text:span text:style-name="T5">(b) cached profile is from C1</text:span></text:p>
          </draw:text-box>
        </draw:frame>
        <draw:connector draw:style-name="gr6" draw:text-style-name="P10" draw:layer="layout" draw:type="line" svg:x1="8.763cm" svg:y1="4.635cm" svg:x2="11.811cm" svg:y2="4.635cm" draw:start-shape="id5" draw:start-glue-point="1" draw:end-shape="id6" draw:end-glue-point="3" svg:d="M8763 4635h3048" svg:viewBox="0 0 3049 1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>mode0: standard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ustom-shape draw:style-name="gr10" draw:text-style-name="P11" draw:layer="layout" svg:width="6.604cm" svg:height="2.032cm" svg:x="8.89cm" svg:y="3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13T11:54:08.754851082</dc:date>
    <meta:editing-duration>PT1H31M50S</meta:editing-duration>
    <meta:editing-cycles>21</meta:editing-cycles>
    <meta:generator>LibreOffice/4.4.4.3$Linux_X86_64 LibreOffice_project/40m0$Build-3</meta:generator>
    <meta:document-statistic meta:object-count="17"/>
  </office:meta>
</office:document-meta>
</file>